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vertical-align="auto" fo:margin-left="2in" fo:text-indent="0.5in">
        <style:tab-stops>
          <style:tab-stop style:type="left" style:position="-0.425in"/>
        </style:tab-stops>
      </style:paragraph-properties>
      <style:text-properties style:font-name="Times New Roman" style:font-name-asian="Times New Roman" fo:font-weight="bold" style:font-weight-asian="bold" style:font-weight-complex="bold" fo:language="pt" fo:country="BR" style:language-asian="pt" style:country-asian="BR" style:language-complex="ar" style:country-complex="SA"/>
    </style:style>
    <style:style style:name="P2" style:parent-style-name="Standard" style:family="paragraph">
      <style:paragraph-properties fo:text-align="center" style:vertical-align="auto"/>
      <style:text-properties style:font-name="Times New Roman" style:font-name-asian="Times New Roman" fo:font-weight="bold" style:font-weight-asian="bold" style:font-weight-complex="bold" fo:language="pt" fo:country="BR" style:language-asian="pt" style:country-asian="BR" style:language-complex="ar" style:country-complex="SA"/>
    </style:style>
    <style:style style:name="P3" style:parent-style-name="Standard" style:family="paragraph">
      <style:paragraph-properties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4" style:parent-style-name="Standard" style:family="paragraph">
      <style:paragraph-properties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5" style:parent-style-name="Standard" style:family="paragraph">
      <style:paragraph-properties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6" style:parent-style-name="Standard" style:family="paragraph">
      <style:paragraph-properties style:vertical-align="auto"/>
    </style:style>
    <style:style style:name="T7" style:parent-style-name="Fonteparág.padrão" style:family="text"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8" style:parent-style-name="Standard" style:family="paragraph">
      <style:paragraph-properties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9" style:parent-style-name="Standard" style:family="paragraph">
      <style:paragraph-properties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10" style:parent-style-name="Standard" style:family="paragraph">
      <style:paragraph-properties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11" style:parent-style-name="Standard" style:family="paragraph">
      <style:paragraph-properties style:vertical-align="auto"/>
      <style:text-properties style:font-name="Times New Roman" style:font-name-asian="Times New Roman" fo:font-weight="bold" style:font-weight-asian="bold" style:font-weight-complex="bold" fo:language="pt" fo:country="BR" style:language-asian="pt" style:country-asian="BR" style:language-complex="ar" style:country-complex="SA"/>
    </style:style>
    <style:style style:name="P12" style:parent-style-name="Standard" style:family="paragraph">
      <style:paragraph-properties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13" style:parent-style-name="Standard" style:family="paragraph">
      <style:paragraph-properties style:vertical-align="auto"/>
    </style:style>
    <style:style style:name="T14" style:parent-style-name="Fonteparág.padrão" style:family="text"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15" style:parent-style-name="Standard" style:family="paragraph">
      <style:paragraph-properties style:vertical-align="auto"/>
      <style:text-properties style:font-name="Times New Roman" style:font-name-asian="Times New Roman" fo:font-size="10pt" style:font-size-asian="10pt" style:font-size-complex="10pt" fo:language="pt" fo:country="BR" style:language-asian="pt" style:country-asian="BR" style:language-complex="ar" style:country-complex="SA"/>
    </style:style>
    <style:style style:name="P16" style:parent-style-name="Standard" style:family="paragraph">
      <style:paragraph-properties style:vertical-align="auto"/>
    </style:style>
    <style:style style:name="T17" style:parent-style-name="Fonteparág.padrão" style:family="text">
      <style:text-properties style:font-name="Times New Roman" style:font-name-asian="Times New Roman" fo:font-weight="bold" style:font-weight-asian="bold" fo:font-size="14pt" style:font-size-asian="14pt" style:font-size-complex="14pt" fo:language="pt" fo:country="BR" style:language-asian="pt" style:country-asian="BR" style:language-complex="ar" style:country-complex="SA"/>
    </style:style>
    <style:style style:name="T18" style:parent-style-name="Fonteparág.padrão" style:family="text">
      <style:text-properties style:font-name="Times New Roman" style:font-name-asian="Times New Roman" fo:font-weight="bold" style:font-weight-asian="bold" style:font-weight-complex="bold" fo:font-size="14pt" style:font-size-asian="14pt" style:font-size-complex="14pt" fo:language="pt" fo:country="BR" style:language-asian="pt" style:country-asian="BR" style:language-complex="ar" style:country-complex="SA"/>
    </style:style>
    <style:style style:name="T19" style:parent-style-name="Fonteparág.padrão" style:family="text">
      <style:text-properties style:font-name="Times New Roman" style:font-name-asian="Times New Roman" fo:font-weight="bold" style:font-weight-asian="bold" fo:font-size="14pt" style:font-size-asian="14pt" style:font-size-complex="14pt" fo:language="pt" fo:country="BR" style:language-asian="pt" style:country-asian="BR" style:language-complex="ar" style:country-complex="SA"/>
    </style:style>
    <style:style style:name="P20" style:parent-style-name="Standard" style:family="paragraph">
      <style:paragraph-properties style:vertical-align="auto"/>
      <style:text-properties style:font-name="Times New Roman" style:font-name-asian="Times New Roman" fo:font-size="14pt" style:font-size-asian="14pt" style:font-size-complex="14pt" fo:language="pt" fo:country="BR" style:language-asian="pt" style:country-asian="BR" style:language-complex="ar" style:country-complex="SA"/>
    </style:style>
    <style:style style:name="P21" style:parent-style-name="Standard" style:family="paragraph">
      <style:paragraph-properties style:vertical-align="auto"/>
      <style:text-properties style:font-name="Times New Roman" style:font-name-asian="Times New Roman" fo:font-size="11pt" style:font-size-asian="11pt" style:font-size-complex="11pt" fo:language="pt" fo:country="BR" style:language-asian="pt" style:country-asian="BR" style:language-complex="ar" style:country-complex="SA"/>
    </style:style>
    <style:style style:name="P22" style:parent-style-name="Standard" style:family="paragraph">
      <style:paragraph-properties style:vertical-align="auto"/>
      <style:text-properties style:font-name="Times New Roman" style:font-name-asian="Times New Roman" fo:font-size="11pt" style:font-size-asian="11pt" style:font-size-complex="11pt" fo:language="pt" fo:country="BR" style:language-asian="pt" style:country-asian="BR" style:language-complex="ar" style:country-complex="SA"/>
    </style:style>
    <style:style style:name="P23" style:parent-style-name="Standard" style:family="paragraph">
      <style:paragraph-properties style:vertical-align="auto"/>
      <style:text-properties style:font-name="Times New Roman" style:font-name-asian="Times New Roman" fo:font-size="11pt" style:font-size-asian="11pt" style:font-size-complex="11pt" fo:language="pt" fo:country="BR" style:language-asian="pt" style:country-asian="BR" style:language-complex="ar" style:country-complex="SA"/>
    </style:style>
    <style:style style:name="P24" style:parent-style-name="Standard" style:family="paragraph">
      <style:paragraph-properties style:vertical-align="auto"/>
      <style:text-properties style:font-name="Times New Roman" style:font-name-asian="Times New Roman" fo:font-size="11pt" style:font-size-asian="11pt" style:font-size-complex="11pt" fo:language="pt" fo:country="BR" style:language-asian="pt" style:country-asian="BR" style:language-complex="ar" style:country-complex="SA"/>
    </style:style>
    <style:style style:name="P25" style:parent-style-name="Standard" style:family="paragraph">
      <style:paragraph-properties style:vertical-align="auto"/>
      <style:text-properties style:font-name="Times New Roman" style:font-name-asian="Times New Roman" fo:font-size="11pt" style:font-size-asian="11pt" style:font-size-complex="11pt" fo:language="pt" fo:country="BR" style:language-asian="pt" style:country-asian="BR" style:language-complex="ar" style:country-complex="SA"/>
    </style:style>
    <style:style style:name="P26" style:parent-style-name="Standard" style:family="paragraph">
      <style:paragraph-properties style:vertical-align="auto"/>
      <style:text-properties style:font-name="Times New Roman" style:font-name-asian="Times New Roman" fo:font-size="11pt" style:font-size-asian="11pt" style:font-size-complex="11pt" fo:language="pt" fo:country="BR" style:language-asian="pt" style:country-asian="BR" style:language-complex="ar" style:country-complex="SA"/>
    </style:style>
    <style:style style:name="P27" style:parent-style-name="Standard" style:family="paragraph">
      <style:paragraph-properties style:vertical-align="auto"/>
      <style:text-properties style:font-name="Times New Roman" style:font-name-asian="Times New Roman" fo:font-size="11pt" style:font-size-asian="11pt" style:font-size-complex="11pt" fo:language="pt" fo:country="BR" style:language-asian="pt" style:country-asian="BR" style:language-complex="ar" style:country-complex="SA"/>
    </style:style>
    <style:style style:name="P28" style:parent-style-name="Standard" style:family="paragraph">
      <style:paragraph-properties style:vertical-align="auto"/>
      <style:text-properties style:font-name="Times New Roman" style:font-name-asian="Times New Roman" fo:font-weight="bold" style:font-weight-asian="bold" fo:font-size="14pt" style:font-size-asian="14pt" style:font-size-complex="14pt" fo:language="pt" fo:country="BR" style:language-asian="pt" style:country-asian="BR" style:language-complex="ar" style:country-complex="SA"/>
    </style:style>
    <style:style style:name="P29" style:parent-style-name="Standard" style:family="paragraph">
      <style:paragraph-properties style:vertical-align="auto"/>
      <style:text-properties style:font-name="Times New Roman" style:font-name-asian="Times New Roman" fo:font-size="11pt" style:font-size-asian="11pt" style:font-size-complex="11pt" fo:language="pt" fo:country="BR" style:language-asian="pt" style:country-asian="BR" style:language-complex="ar" style:country-complex="SA"/>
    </style:style>
    <style:style style:name="P30" style:parent-style-name="Standard" style:family="paragraph">
      <style:paragraph-properties fo:text-align="justify" style:vertical-align="auto"/>
      <style:text-properties style:font-name="Times New Roman" style:font-name-asian="Times New Roman" fo:font-size="11pt" style:font-size-asian="11pt" style:font-size-complex="11pt" fo:language="pt" fo:country="BR" style:language-asian="pt" style:country-asian="BR" style:language-complex="ar" style:country-complex="SA"/>
    </style:style>
    <style:style style:name="P31" style:parent-style-name="Standard" style:family="paragraph">
      <style:paragraph-properties style:vertical-align="auto"/>
      <style:text-properties style:font-name="Times New Roman" style:font-name-asian="Times New Roman" fo:font-size="11pt" style:font-size-asian="11pt" style:font-size-complex="11pt" fo:language="pt" fo:country="BR" style:language-asian="pt" style:country-asian="BR" style:language-complex="ar" style:country-complex="SA"/>
    </style:style>
    <style:style style:name="P32" style:parent-style-name="Standard" style:family="paragraph">
      <style:paragraph-properties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33" style:parent-style-name="Standard" style:family="paragraph">
      <style:paragraph-properties style:vertical-align="auto"/>
      <style:text-properties style:font-name="Times New Roman" style:font-name-asian="Times New Roman" fo:font-size="10pt" style:font-size-asian="10pt" style:font-size-complex="10pt" fo:language="pt" fo:country="BR" style:language-asian="pt" style:country-asian="BR" style:language-complex="ar" style:country-complex="SA"/>
    </style:style>
    <style:style style:name="P34" style:parent-style-name="Standard" style:family="paragraph">
      <style:paragraph-properties style:vertical-align="auto"/>
      <style:text-properties style:font-name="Times New Roman" style:font-name-asian="Times New Roman" fo:font-weight="bold" style:font-weight-asian="bold" fo:font-size="14pt" style:font-size-asian="14pt" style:font-size-complex="14pt" fo:language="pt" fo:country="BR" style:language-asian="pt" style:country-asian="BR" style:language-complex="ar" style:country-complex="SA"/>
    </style:style>
    <style:style style:name="P35" style:parent-style-name="Standard" style:family="paragraph">
      <style:paragraph-properties style:vertical-align="auto"/>
      <style:text-properties style:font-name="Times New Roman" style:font-name-asian="Times New Roman" fo:font-weight="bold" style:font-weight-asian="bold" fo:font-size="14pt" style:font-size-asian="14pt" style:font-size-complex="14pt" fo:language="pt" fo:country="BR" style:language-asian="pt" style:country-asian="BR" style:language-complex="ar" style:country-complex="SA"/>
    </style:style>
    <style:style style:name="P36" style:parent-style-name="Standard" style:family="paragraph">
      <style:paragraph-properties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37" style:parent-style-name="Standard" style:family="paragraph">
      <style:paragraph-properties style:vertical-align="auto"/>
      <style:text-properties style:font-name="Times New Roman" style:font-name-asian="Times New Roman" fo:font-size="10pt" style:font-size-asian="10pt" style:font-size-complex="10pt" fo:language="pt" fo:country="BR" style:language-asian="pt" style:country-asian="BR" style:language-complex="ar" style:country-complex="SA"/>
    </style:style>
    <style:style style:name="P38" style:parent-style-name="Standard" style:family="paragraph">
      <style:paragraph-properties style:vertical-align="auto"/>
      <style:text-properties style:font-name="Times New Roman" style:font-name-asian="Times New Roman" fo:font-weight="bold" style:font-weight-asian="bold" style:font-weight-complex="bold" fo:language="pt" fo:country="BR" style:language-asian="pt" style:country-asian="BR" style:language-complex="ar" style:country-complex="SA"/>
    </style:style>
    <style:style style:name="P39" style:parent-style-name="Standard" style:family="paragraph">
      <style:paragraph-properties style:vertical-align="auto"/>
      <style:text-properties style:font-name="Times New Roman" style:font-name-asian="Times New Roman" style:font-weight-complex="bold" fo:language="pt" fo:country="BR" style:language-asian="pt" style:country-asian="BR" style:language-complex="ar" style:country-complex="SA"/>
    </style:style>
    <style:style style:name="P40" style:parent-style-name="Standard" style:family="paragraph">
      <style:paragraph-properties fo:text-align="justify"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41" style:parent-style-name="Standard" style:family="paragraph">
      <style:paragraph-properties fo:text-align="justify"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42" style:parent-style-name="Standard" style:family="paragraph">
      <style:paragraph-properties fo:text-align="justify"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43" style:parent-style-name="Standard" style:family="paragraph">
      <style:paragraph-properties fo:text-align="justify"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  <style:style style:name="P44" style:parent-style-name="Textbody" style:family="paragraph">
      <style:paragraph-properties fo:text-align="justify" style:vertical-align="auto"/>
      <style:text-properties fo:language="pt" fo:country="BR"/>
    </style:style>
    <style:style style:name="P45" style:parent-style-name="Standard" style:family="paragraph">
      <style:paragraph-properties fo:text-align="justify" style:vertical-align="auto"/>
      <style:text-properties style:font-name="Times New Roman" style:font-name-asian="Times New Roman" fo:language="pt" fo:country="BR" style:language-asian="pt" style:country-asian="BR" style:language-complex="ar" style:country-complex="SA"/>
    </style:style>
  </office:automatic-styles>
  <office:body>
    <office:text text:use-soft-page-breaks="true">
      <text:p text:style-name="P1">RICARDO BISPO AMARAL</text:p>
      <text:p text:style-name="P2"/>
      <text:p text:style-name="P3">Nacionalidade: brasileiro</text:p>
      <text:p text:style-name="P4">Data de nascimento:10/07/83</text:p>
      <text:p text:style-name="P5">End: Rua Capitão Diogo de Medina, 126 - Pirituba</text:p>
      <text:p text:style-name="P6"><text:span text:style-name="T7">Tel.(011) 2385-2366 celular: 95999-5653</text:span></text:p>
      <text:p text:style-name="P8">E-mail:<text:s/>ricardo-bispo@hotmail.com</text:p>
      <text:p text:style-name="P9"/>
      <text:p text:style-name="P10"/>
      <text:p text:style-name="P11">OBJETIVO</text:p>
      <text:p text:style-name="P12"/>
      <text:p text:style-name="P13"><text:span text:style-name="T14">Desenvolverdor Web</text:span></text:p>
      <text:p text:style-name="P15"/>
      <text:p text:style-name="P16"><text:span text:style-name="T17">Formaç</text:span><text:span text:style-name="T18">ã</text:span><text:span text:style-name="T19">o Acadêmica</text:span></text:p>
      <text:p text:style-name="P20"/>
      <text:p text:style-name="P21">Escola Técnica Basilides de Godoy 2013</text:p>
      <text:p text:style-name="P22">Técnico em Informática</text:p>
      <text:p text:style-name="P23">Carga horária: 1500 horas.</text:p>
      <text:p text:style-name="P24">Bacharelado em Sistemas de Informação Usp – Leste</text:p>
      <text:p text:style-name="P25">Inicio: 15/02/2015</text:p>
      <text:p text:style-name="P26">Previsão de término: 15/12/2018</text:p>
      <text:p text:style-name="P27"/>
      <text:p text:style-name="P28">Experiência Acadêmica</text:p>
      <text:p text:style-name="P29"/>
      <text:p text:style-name="P30">Participou de forma voluntária durante 1 ano do projeto denominado “Cuidando do meu Bairro Creches” coordenado pela Profª e Drª Gisele da Silva Craveiro, onde teve contato com a manutenção e atualização do site e seu servidor.</text:p>
      <text:p text:style-name="P31"/>
      <text:p text:style-name="P32"/>
      <text:p text:style-name="P33"/>
      <text:p text:style-name="P34">Cursos<text:s/>Complementares</text:p>
      <text:p text:style-name="P35"/>
      <text:p text:style-name="P36">Curso de Inglês concluído<text:s/>pela Eucani Idiomas<text:s/>(2015)<text:s/>em parceria com a USP.</text:p>
      <text:p text:style-name="P37"/>
      <text:p text:style-name="P38">RESUMO DAS HABILIDADES</text:p>
      <text:p text:style-name="P39"/>
      <text:p text:style-name="P40">Tenho conhecimentos com as linguagens Java, C, HTML5, CSS, Javascript, PHP e Rugby. Dessa forma, coloco-me a disposição para minhas qualificações profissionais. Agradeço desde já a<text:s/>atenção dada, e a oportunidade de entrevista.</text:p>
      <text:p text:style-name="P41"/>
      <text:p text:style-name="P42"/>
      <text:p text:style-name="P43"/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default-outline-level="1">
      <style:text-properties fo:hyphenate="false"/>
    </style:style>
    <style:style style:name="Título3" style:display-name="Título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style:font-name-asian="FreeSans" style:font-name-complex="Liberation Serif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nt_11pxb" style:display-name="font_11pxb" style:family="text"/>
    <style:style style:name="Forte" style:display-name="Forte" style:family="text" style:parent-style-name="Fonteparág.padrão">
      <style:text-properties style:font-name-asian="Times New Roman" fo:font-weight="bold" style:font-weight-asian="bold"/>
    </style:style>
    <style:style style:name="Internetlink" style:display-name="Internet link" style:family="text" style:parent-style-name="Fonteparág.padrão">
      <style:text-properties style:font-name-asian="Times New Roman" fo:color="#0000FF" style:text-underline-type="single" style:text-underline-style="solid" style:text-underline-width="auto" style:text-underline-mode="continuous" style:text-underline-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cardo</meta:initial-creator>
    <dc:creator>Gisele</dc:creator>
    <meta:creation-date>2015-08-02T12:06:00Z</meta:creation-date>
    <dc:date>2017-03-11T17:41:00Z</dc:date>
    <meta:print-date>2017-03-11T00:26:00Z</meta:print-date>
    <meta:template xlink:href="Normal" xlink:type="simple"/>
    <meta:editing-cycles>3</meta:editing-cycles>
    <meta:editing-duration>PT37680S</meta:editing-duration>
    <meta:document-statistic meta:page-count="1" meta:paragraph-count="2" meta:word-count="164" meta:character-count="1049" meta:row-count="7" meta:non-whitespace-character-count="887"/>
  </office:meta>
</office:document-meta>
</file>